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303" calcext:value-type="float">
            <text:p><text:s text:c="3"/>15,303</text:p>
          </table:table-cell>
          <table:table-cell table:style-name="ce51" office:value-type="float" office:value="14706" calcext:value-type="float">
            <text:p><text:s text:c="3"/>14,706</text:p>
          </table:table-cell>
          <table:table-cell table:style-name="ce51" office:value-type="float" office:value="596" calcext:value-type="float">
            <text:p><text:s text:c="3"/>59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414" calcext:value-type="float">
            <text:p><text:s text:c="3"/>14,41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51" office:value-type="float" office:value="15078" calcext:value-type="float">
            <text:p><text:s text:c="3"/>15,078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36" calcext:value-type="float">
            <text:p><text:s text:c="3"/>7,936</text:p>
          </table:table-cell>
          <table:table-cell table:style-name="ce52" office:value-type="float" office:value="7660" calcext:value-type="float">
            <text:p><text:s text:c="3"/>7,660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62" calcext:value-type="float">
            <text:p><text:s text:c="3"/>7,462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7820" calcext:value-type="float">
            <text:p><text:s text:c="3"/>7,82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67" calcext:value-type="float">
            <text:p><text:s text:c="3"/>7,367</text:p>
          </table:table-cell>
          <table:table-cell table:style-name="ce52" office:value-type="float" office:value="7046" calcext:value-type="float">
            <text:p><text:s text:c="3"/>7,046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952" calcext:value-type="float">
            <text:p><text:s text:c="3"/>6,952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7258" calcext:value-type="float">
            <text:p><text:s text:c="3"/>7,25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85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39" calcext:value-type="float">
            <text:p><text:s text:c="3"/>16,739</text:p>
          </table:table-cell>
          <table:table-cell table:style-name="ce51" office:value-type="float" office:value="16105" calcext:value-type="float">
            <text:p><text:s text:c="3"/>16,105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747" calcext:value-type="float">
            <text:p><text:s text:c="3"/>15,747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51" office:value-type="float" office:value="16531" calcext:value-type="float">
            <text:p><text:s text:c="3"/>16,53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73" calcext:value-type="float">
            <text:p><text:s text:c="3"/>8,773</text:p>
          </table:table-cell>
          <table:table-cell table:style-name="ce52" office:value-type="float" office:value="8437" calcext:value-type="float">
            <text:p><text:s text:c="3"/>8,437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252" calcext:value-type="float">
            <text:p><text:s text:c="3"/>8,252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style-name="ce52" office:value-type="float" office:value="8667" calcext:value-type="float">
            <text:p><text:s text:c="3"/>8,66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66" calcext:value-type="float">
            <text:p><text:s text:c="3"/>7,966</text:p>
          </table:table-cell>
          <table:table-cell table:style-name="ce52" office:value-type="float" office:value="7668" calcext:value-type="float">
            <text:p><text:s text:c="3"/>7,668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495" calcext:value-type="float">
            <text:p><text:s text:c="3"/>7,495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7864" calcext:value-type="float">
            <text:p><text:s text:c="3"/>7,86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912" calcext:value-type="float">
            <text:p><text:s text:c="3"/>15,912</text:p>
          </table:table-cell>
          <table:table-cell table:style-name="ce51" office:value-type="float" office:value="15290" calcext:value-type="float">
            <text:p><text:s text:c="3"/>15,29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940" calcext:value-type="float">
            <text:p><text:s text:c="3"/>14,940</text:p>
          </table:table-cell>
          <table:table-cell table:style-name="ce51" office:value-type="float" office:value="459" calcext:value-type="float">
            <text:p><text:s text:c="3"/>459</text:p>
          </table:table-cell>
          <table:table-cell table:style-name="ce51" office:value-type="float" office:value="513" calcext:value-type="float">
            <text:p><text:s text:c="3"/>513</text:p>
          </table:table-cell>
          <table:table-cell table:style-name="ce51" office:value-type="float" office:value="15719" calcext:value-type="float">
            <text:p><text:s text:c="3"/>15,71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78" calcext:value-type="float">
            <text:p><text:s text:c="3"/>8,278</text:p>
          </table:table-cell>
          <table:table-cell table:style-name="ce52" office:value-type="float" office:value="7976" calcext:value-type="float">
            <text:p><text:s text:c="3"/>7,976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60" calcext:value-type="float">
            <text:p><text:s text:c="3"/>7,760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8182" calcext:value-type="float">
            <text:p><text:s text:c="3"/>8,182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34" calcext:value-type="float">
            <text:p><text:s text:c="3"/>7,634</text:p>
          </table:table-cell>
          <table:table-cell table:style-name="ce52" office:value-type="float" office:value="7314" calcext:value-type="float">
            <text:p><text:s text:c="3"/>7,314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80" calcext:value-type="float">
            <text:p><text:s text:c="3"/>7,180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37" calcext:value-type="float">
            <text:p><text:s text:c="3"/>7,53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036" calcext:value-type="float">
            <text:p><text:s text:c="3"/>17,036</text:p>
          </table:table-cell>
          <table:table-cell table:style-name="ce51" office:value-type="float" office:value="16379" calcext:value-type="float">
            <text:p><text:s text:c="3"/>16,379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45" calcext:value-type="float">
            <text:p><text:s text:c="3"/>15,945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16823" calcext:value-type="float">
            <text:p><text:s text:c="3"/>16,823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52" office:value-type="float" office:value="8439" calcext:value-type="float">
            <text:p><text:s text:c="3"/>8,439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687" calcext:value-type="float">
            <text:p><text:s text:c="3"/>8,68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3" calcext:value-type="float">
            <text:p><text:s text:c="3"/>8,243</text:p>
          </table:table-cell>
          <table:table-cell table:style-name="ce52" office:value-type="float" office:value="7940" calcext:value-type="float">
            <text:p><text:s text:c="3"/>7,940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04" calcext:value-type="float">
            <text:p><text:s text:c="3"/>7,704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8136" calcext:value-type="float">
            <text:p><text:s text:c="3"/>8,13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212" calcext:value-type="float">
            <text:p><text:s text:c="3"/>17,212</text:p>
          </table:table-cell>
          <table:table-cell table:style-name="ce51" office:value-type="float" office:value="16546" calcext:value-type="float">
            <text:p><text:s text:c="3"/>16,546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157" calcext:value-type="float">
            <text:p><text:s text:c="3"/>16,157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6978" calcext:value-type="float">
            <text:p><text:s text:c="3"/>16,97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967" calcext:value-type="float">
            <text:p><text:s text:c="3"/>8,967</text:p>
          </table:table-cell>
          <table:table-cell table:style-name="ce52" office:value-type="float" office:value="8622" calcext:value-type="float">
            <text:p><text:s text:c="3"/>8,622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427" calcext:value-type="float">
            <text:p><text:s text:c="3"/>8,427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849" calcext:value-type="float">
            <text:p><text:s text:c="3"/>8,84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7924" calcext:value-type="float">
            <text:p><text:s text:c="3"/>7,92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0" calcext:value-type="float">
            <text:p><text:s text:c="3"/>7,730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29" calcext:value-type="float">
            <text:p><text:s text:c="3"/>8,12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  <text:p>截至7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04539" calcext:value-type="float">
            <text:p><text:s text:c="3"/>104,539</text:p>
          </table:table-cell>
          <table:table-cell table:style-name="ce49" office:value-type="float" office:value="100527" calcext:value-type="float">
            <text:p><text:s text:c="3"/>100,527</text:p>
          </table:table-cell>
          <table:table-cell table:style-name="ce49" office:value-type="float" office:value="4010" calcext:value-type="float">
            <text:p><text:s text:c="3"/>4,01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98079" calcext:value-type="float">
            <text:p><text:s text:c="3"/>98,079</text:p>
          </table:table-cell>
          <table:table-cell table:style-name="ce49" office:value-type="float" office:value="2838" calcext:value-type="float">
            <text:p><text:s text:c="3"/>2,838</text:p>
          </table:table-cell>
          <table:table-cell table:style-name="ce49" office:value-type="float" office:value="3622" calcext:value-type="float">
            <text:p><text:s text:c="3"/>3,622</text:p>
          </table:table-cell>
          <table:table-cell table:style-name="ce49" office:value-type="float" office:value="103007" calcext:value-type="float">
            <text:p><text:s text:c="3"/>103,007</text:p>
          </table:table-cell>
          <table:table-cell table:style-name="ce49" office:value-type="float" office:value="452" calcext:value-type="float">
            <text:p><text:s text:c="3"/>452</text:p>
          </table:table-cell>
          <table:table-cell table:style-name="ce82" office:value-type="float" office:value="1080" calcext:value-type="float">
            <text:p><text:s text:c="3"/>1,080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54024" calcext:value-type="float">
            <text:p><text:s text:c="3"/>54,024</text:p>
          </table:table-cell>
          <table:table-cell table:style-name="ce50" office:value-type="float" office:value="51999" calcext:value-type="float">
            <text:p><text:s text:c="3"/>51,999</text:p>
          </table:table-cell>
          <table:table-cell table:style-name="ce50" office:value-type="float" office:value="2023" calcext:value-type="float">
            <text:p><text:s text:c="3"/>2,02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50722" calcext:value-type="float">
            <text:p><text:s text:c="3"/>50,722</text:p>
          </table:table-cell>
          <table:table-cell table:style-name="ce50" office:value-type="float" office:value="1465" calcext:value-type="float">
            <text:p><text:s text:c="3"/>1,465</text:p>
          </table:table-cell>
          <table:table-cell table:style-name="ce50" office:value-type="float" office:value="1837" calcext:value-type="float">
            <text:p><text:s text:c="3"/>1,837</text:p>
          </table:table-cell>
          <table:table-cell table:style-name="ce50" office:value-type="float" office:value="53214" calcext:value-type="float">
            <text:p><text:s text:c="3"/>53,214</text:p>
          </table:table-cell>
          <table:table-cell table:style-name="ce50" office:value-type="float" office:value="249" calcext:value-type="float">
            <text:p><text:s text:c="3"/>249</text:p>
          </table:table-cell>
          <table:table-cell table:style-name="ce83" office:value-type="float" office:value="561" calcext:value-type="float">
            <text:p><text:s text:c="3"/>561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50515" calcext:value-type="float">
            <text:p><text:s text:c="3"/>50,515</text:p>
          </table:table-cell>
          <table:table-cell table:style-name="ce50" office:value-type="float" office:value="48528" calcext:value-type="float">
            <text:p><text:s text:c="3"/>48,528</text:p>
          </table:table-cell>
          <table:table-cell table:style-name="ce50" office:value-type="float" office:value="1987" calcext:value-type="float">
            <text:p><text:s text:c="3"/>1,987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7357" calcext:value-type="float">
            <text:p><text:s text:c="3"/>47,357</text:p>
          </table:table-cell>
          <table:table-cell table:style-name="ce50" office:value-type="float" office:value="1373" calcext:value-type="float">
            <text:p><text:s text:c="3"/>1,373</text:p>
          </table:table-cell>
          <table:table-cell table:style-name="ce50" office:value-type="float" office:value="1785" calcext:value-type="float">
            <text:p><text:s text:c="3"/>1,785</text:p>
          </table:table-cell>
          <table:table-cell table:style-name="ce50" office:value-type="float" office:value="49793" calcext:value-type="float">
            <text:p><text:s text:c="3"/>49,793</text:p>
          </table:table-cell>
          <table:table-cell table:style-name="ce50" office:value-type="float" office:value="203" calcext:value-type="float">
            <text:p><text:s text:c="3"/>203</text:p>
          </table:table-cell>
          <table:table-cell table:style-name="ce83" office:value-type="float" office:value="519" calcext:value-type="float">
            <text:p><text:s text:c="3"/>519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587" calcext:value-type="float">
            <text:p><text:s text:c="3"/>13,587</text:p>
          </table:table-cell>
          <table:table-cell table:style-name="ce51" office:value-type="float" office:value="13065" calcext:value-type="float">
            <text:p><text:s text:c="3"/>13,06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718" calcext:value-type="float">
            <text:p><text:s text:c="3"/>12,71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13380" calcext:value-type="float">
            <text:p><text:s text:c="3"/>13,38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71" calcext:value-type="float">
            <text:p><text:s text:c="3"/>6,971</text:p>
          </table:table-cell>
          <table:table-cell table:style-name="ce52" office:value-type="float" office:value="6701" calcext:value-type="float">
            <text:p><text:s text:c="3"/>6,70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534" calcext:value-type="float">
            <text:p><text:s text:c="3"/>6,534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6859" calcext:value-type="float">
            <text:p><text:s text:c="3"/>6,85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6" calcext:value-type="float">
            <text:p><text:s text:c="3"/>6,616</text:p>
          </table:table-cell>
          <table:table-cell table:style-name="ce52" office:value-type="float" office:value="6364" calcext:value-type="float">
            <text:p><text:s text:c="3"/>6,36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84" calcext:value-type="float">
            <text:p><text:s text:c="3"/>6,184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521" calcext:value-type="float">
            <text:p><text:s text:c="3"/>6,52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709" calcext:value-type="float">
            <text:p><text:s text:c="3"/>14,709</text:p>
          </table:table-cell>
          <table:table-cell table:style-name="ce51" office:value-type="float" office:value="14152" calcext:value-type="float">
            <text:p><text:s text:c="3"/>14,152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792" calcext:value-type="float">
            <text:p><text:s text:c="3"/>13,792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14478" calcext:value-type="float">
            <text:p><text:s text:c="3"/>14,47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68" calcext:value-type="float">
            <text:p><text:s text:c="3"/>16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5" calcext:value-type="float">
            <text:p><text:s text:c="3"/>7,655</text:p>
          </table:table-cell>
          <table:table-cell table:style-name="ce52" office:value-type="float" office:value="7373" calcext:value-type="float">
            <text:p><text:s text:c="3"/>7,373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65" calcext:value-type="float">
            <text:p><text:s text:c="3"/>7,165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7533" calcext:value-type="float">
            <text:p><text:s text:c="3"/>7,53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054" calcext:value-type="float">
            <text:p><text:s text:c="3"/>7,054</text:p>
          </table:table-cell>
          <table:table-cell table:style-name="ce52" office:value-type="float" office:value="6779" calcext:value-type="float">
            <text:p><text:s text:c="3"/>6,779</text:p>
          </table:table-cell>
          <table:table-cell table:style-name="ce52" office:value-type="float" office:value="275" calcext:value-type="float">
            <text:p><text:s text:c="3"/>27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27" calcext:value-type="float">
            <text:p><text:s text:c="3"/>6,627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6945" calcext:value-type="float">
            <text:p><text:s text:c="3"/>6,94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6]&gt;0)*([.C67]=0);100;IF(([.C106]=0)*([.C67]&gt;0);-100;IF(ISERROR(([.C106]-[.C67])/[.C67]*100);0;([.C106]-[.C67])/[.C67]*100)))" office:value-type="float" office:value="-3.88159184473633" calcext:value-type="float">
            <text:p><text:s text:c="3"/>－3.88</text:p>
          </table:table-cell>
          <table:table-cell table:style-name="ce53" table:formula="of:=IF(([.D106]&gt;0)*([.D67]=0);100;IF(([.D106]=0)*([.D67]&gt;0);-100;IF(ISERROR(([.D106]-[.D67])/[.D67]*100);0;([.D106]-[.D67])/[.D67]*100)))" office:value-type="float" office:value="-3.7671698626411" calcext:value-type="float">
            <text:p><text:s text:c="3"/>－3.77</text:p>
          </table:table-cell>
          <table:table-cell table:style-name="ce53" table:formula="of:=IF(([.E106]&gt;0)*([.E67]=0);100;IF(([.E106]=0)*([.E67]&gt;0);-100;IF(ISERROR(([.E106]-[.E67])/[.E67]*100);0;([.E106]-[.E67])/[.E67]*100)))" office:value-type="float" office:value="-6.54362416107383" calcext:value-type="float">
            <text:p><text:s text:c="3"/>－6.54</text:p>
          </table:table-cell>
          <table:table-cell table:style-name="ce53" table:formula="of:=IF(([.F106]&gt;0)*([.F67]=0);100;IF(([.F106]=0)*([.F67]&gt;0);-100;IF(ISERROR(([.F106]-[.F67])/[.F67]*100);0;([.F106]-[.F67])/[.F67]*100)))" office:value-type="float" office:value="-100" calcext:value-type="float">
            <text:p><text:s text:c="3"/>－100.00</text:p>
          </table:table-cell>
          <table:table-cell table:style-name="ce53" table:formula="of:=IF(([.G106]&gt;0)*([.G67]=0);100;IF(([.G106]=0)*([.G67]&gt;0);-100;IF(ISERROR(([.G106]-[.G67])/[.G67]*100);0;([.G106]-[.G67])/[.G67]*100)))" office:value-type="float" office:value="-4.31524906341057" calcext:value-type="float">
            <text:p><text:s text:c="3"/>－4.32</text:p>
          </table:table-cell>
          <table:table-cell table:style-name="ce53" table:formula="of:=IF(([.H106]&gt;0)*([.H67]=0);100;IF(([.H106]=0)*([.H67]&gt;0);-100;IF(ISERROR(([.H106]-[.H67])/[.H67]*100);0;([.H106]-[.H67])/[.H67]*100)))" office:value-type="float" office:value="-10.19955654102" calcext:value-type="float">
            <text:p><text:s text:c="3"/>－10.20</text:p>
          </table:table-cell>
          <table:table-cell table:style-name="ce53" table:formula="of:=IF(([.I106]&gt;0)*([.I67]=0);100;IF(([.I106]=0)*([.I67]&gt;0);-100;IF(ISERROR(([.I106]-[.I67])/[.I67]*100);0;([.I106]-[.I67])/[.I67]*100)))" office:value-type="float" office:value="16.8949771689498" calcext:value-type="float">
            <text:p>16.89</text:p>
          </table:table-cell>
          <table:table-cell table:style-name="ce53" table:formula="of:=IF(([.J106]&gt;0)*([.J67]=0);100;IF(([.J106]=0)*([.J67]&gt;0);-100;IF(ISERROR(([.J106]-[.J67])/[.J67]*100);0;([.J106]-[.J67])/[.J67]*100)))" office:value-type="float" office:value="-3.97930760047752" calcext:value-type="float">
            <text:p><text:s text:c="3"/>－3.98</text:p>
          </table:table-cell>
          <table:table-cell table:style-name="ce53" table:formula="of:=IF(([.K106]&gt;0)*([.K67]=0);100;IF(([.K106]=0)*([.K67]&gt;0);-100;IF(ISERROR(([.K106]-[.K67])/[.K67]*100);0;([.K106]-[.K67])/[.K67]*100)))" office:value-type="float" office:value="5" calcext:value-type="float">
            <text:p>5.00</text:p>
          </table:table-cell>
          <table:table-cell table:style-name="ce86" table:formula="of:=IF(([.L106]&gt;0)*([.L67]=0);100;IF(([.L106]=0)*([.L67]&gt;0);-100;IF(ISERROR(([.L106]-[.L67])/[.L67]*100);0;([.L106]-[.L67])/[.L67]*100)))" office:value-type="float" office:value="1.81818181818182" calcext:value-type="float">
            <text:p>1.82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7]&gt;0)*([.C68]=0);100;IF(([.C107]=0)*([.C68]&gt;0);-100;IF(ISERROR(([.C107]-[.C68])/[.C68]*100);0;([.C107]-[.C68])/[.C68]*100)))" office:value-type="float" office:value="-3.54082661290323" calcext:value-type="float">
            <text:p><text:s text:c="3"/>－3.54</text:p>
          </table:table-cell>
          <table:table-cell table:style-name="ce54" table:formula="of:=IF(([.D107]&gt;0)*([.D68]=0);100;IF(([.D107]=0)*([.D68]&gt;0);-100;IF(ISERROR(([.D107]-[.D68])/[.D68]*100);0;([.D107]-[.D68])/[.D68]*100)))" office:value-type="float" office:value="-3.7467362924282" calcext:value-type="float">
            <text:p><text:s text:c="3"/>－3.75</text:p>
          </table:table-cell>
          <table:table-cell table:style-name="ce54" table:formula="of:=IF(([.E107]&gt;0)*([.E68]=0);100;IF(([.E107]=0)*([.E68]&gt;0);-100;IF(ISERROR(([.E107]-[.E68])/[.E68]*100);0;([.E107]-[.E68])/[.E68]*100)))" office:value-type="float" office:value="2.17391304347826" calcext:value-type="float">
            <text:p>2.17</text:p>
          </table:table-cell>
          <table:table-cell table:style-name="ce54" table:formula="of:=IF(([.F107]&gt;0)*([.F68]=0);100;IF(([.F107]=0)*([.F68]&gt;0);-100;IF(ISERROR(([.F107]-[.F68])/[.F68]*100);0;([.F107]-[.F68])/[.F68]*100)))" office:value-type="float" office:value="0" calcext:value-type="float">
            <text:p>－</text:p>
          </table:table-cell>
          <table:table-cell table:style-name="ce54" table:formula="of:=IF(([.G107]&gt;0)*([.G68]=0);100;IF(([.G107]=0)*([.G68]&gt;0);-100;IF(ISERROR(([.G107]-[.G68])/[.G68]*100);0;([.G107]-[.G68])/[.G68]*100)))" office:value-type="float" office:value="-3.98016617528813" calcext:value-type="float">
            <text:p><text:s text:c="3"/>－3.98</text:p>
          </table:table-cell>
          <table:table-cell table:style-name="ce54" table:formula="of:=IF(([.H107]&gt;0)*([.H68]=0);100;IF(([.H107]=0)*([.H68]&gt;0);-100;IF(ISERROR(([.H107]-[.H68])/[.H68]*100);0;([.H107]-[.H68])/[.H68]*100)))" office:value-type="float" office:value="-10.7438016528926" calcext:value-type="float">
            <text:p><text:s text:c="3"/>－10.74</text:p>
          </table:table-cell>
          <table:table-cell table:style-name="ce54" table:formula="of:=IF(([.I107]&gt;0)*([.I68]=0);100;IF(([.I107]=0)*([.I68]&gt;0);-100;IF(ISERROR(([.I107]-[.I68])/[.I68]*100);0;([.I107]-[.I68])/[.I68]*100)))" office:value-type="float" office:value="18.1034482758621" calcext:value-type="float">
            <text:p>18.10</text:p>
          </table:table-cell>
          <table:table-cell table:style-name="ce54" table:formula="of:=IF(([.J107]&gt;0)*([.J68]=0);100;IF(([.J107]=0)*([.J68]&gt;0);-100;IF(ISERROR(([.J107]-[.J68])/[.J68]*100);0;([.J107]-[.J68])/[.J68]*100)))" office:value-type="float" office:value="-3.67007672634271" calcext:value-type="float">
            <text:p><text:s text:c="3"/>－3.67</text:p>
          </table:table-cell>
          <table:table-cell table:style-name="ce54" table:formula="of:=IF(([.K107]&gt;0)*([.K68]=0);100;IF(([.K107]=0)*([.K68]&gt;0);-100;IF(ISERROR(([.K107]-[.K68])/[.K68]*100);0;([.K107]-[.K68])/[.K68]*100)))" office:value-type="float" office:value="6.06060606060606" calcext:value-type="float">
            <text:p>6.06</text:p>
          </table:table-cell>
          <table:table-cell table:style-name="ce87" table:formula="of:=IF(([.L107]&gt;0)*([.L68]=0);100;IF(([.L107]=0)*([.L68]&gt;0);-100;IF(ISERROR(([.L107]-[.L68])/[.L68]*100);0;([.L107]-[.L68])/[.L68]*100)))" office:value-type="float" office:value="4.81927710843374" calcext:value-type="float">
            <text:p>4.82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8]&gt;0)*([.C69]=0);100;IF(([.C108]=0)*([.C69]&gt;0);-100;IF(ISERROR(([.C108]-[.C69])/[.C69]*100);0;([.C108]-[.C69])/[.C69]*100)))" office:value-type="float" office:value="-4.24867653047373" calcext:value-type="float">
            <text:p><text:s text:c="3"/>－4.25</text:p>
          </table:table-cell>
          <table:table-cell table:style-name="ce55" table:formula="of:=IF(([.D108]&gt;0)*([.D69]=0);100;IF(([.D108]=0)*([.D69]&gt;0);-100;IF(ISERROR(([.D108]-[.D69])/[.D69]*100);0;([.D108]-[.D69])/[.D69]*100)))" office:value-type="float" office:value="-3.78938404768663" calcext:value-type="float">
            <text:p><text:s text:c="3"/>－3.79</text:p>
          </table:table-cell>
          <table:table-cell table:style-name="ce55" table:formula="of:=IF(([.E108]&gt;0)*([.E69]=0);100;IF(([.E108]=0)*([.E69]&gt;0);-100;IF(ISERROR(([.E108]-[.E69])/[.E69]*100);0;([.E108]-[.E69])/[.E69]*100)))" office:value-type="float" office:value="-14.0625" calcext:value-type="float">
            <text:p><text:s text:c="3"/>－14.06</text:p>
          </table:table-cell>
          <table:table-cell table:style-name="ce55" table:formula="of:=IF(([.F108]&gt;0)*([.F69]=0);100;IF(([.F108]=0)*([.F69]&gt;0);-100;IF(ISERROR(([.F108]-[.F69])/[.F69]*100);0;([.F108]-[.F69])/[.F69]*100)))" office:value-type="float" office:value="-100" calcext:value-type="float">
            <text:p><text:s text:c="3"/>－100.00</text:p>
          </table:table-cell>
          <table:table-cell table:style-name="ce55" table:formula="of:=IF(([.G108]&gt;0)*([.G69]=0);100;IF(([.G108]=0)*([.G69]&gt;0);-100;IF(ISERROR(([.G108]-[.G69])/[.G69]*100);0;([.G108]-[.G69])/[.G69]*100)))" office:value-type="float" office:value="-4.67491369390104" calcext:value-type="float">
            <text:p><text:s text:c="3"/>－4.67</text:p>
          </table:table-cell>
          <table:table-cell table:style-name="ce55" table:formula="of:=IF(([.H108]&gt;0)*([.H69]=0);100;IF(([.H108]=0)*([.H69]&gt;0);-100;IF(ISERROR(([.H108]-[.H69])/[.H69]*100);0;([.H108]-[.H69])/[.H69]*100)))" office:value-type="float" office:value="-9.56937799043062" calcext:value-type="float">
            <text:p><text:s text:c="3"/>－9.57</text:p>
          </table:table-cell>
          <table:table-cell table:style-name="ce55" table:formula="of:=IF(([.I108]&gt;0)*([.I69]=0);100;IF(([.I108]=0)*([.I69]&gt;0);-100;IF(ISERROR(([.I108]-[.I69])/[.I69]*100);0;([.I108]-[.I69])/[.I69]*100)))" office:value-type="float" office:value="15.5339805825243" calcext:value-type="float">
            <text:p>15.53</text:p>
          </table:table-cell>
          <table:table-cell table:style-name="ce55" table:formula="of:=IF(([.J108]&gt;0)*([.J69]=0);100;IF(([.J108]=0)*([.J69]&gt;0);-100;IF(ISERROR(([.J108]-[.J69])/[.J69]*100);0;([.J108]-[.J69])/[.J69]*100)))" office:value-type="float" office:value="-4.31248277762469" calcext:value-type="float">
            <text:p><text:s text:c="3"/>－4.31</text:p>
          </table:table-cell>
          <table:table-cell table:style-name="ce55" table:formula="of:=IF(([.K108]&gt;0)*([.K69]=0);100;IF(([.K108]=0)*([.K69]&gt;0);-100;IF(ISERROR(([.K108]-[.K69])/[.K69]*100);0;([.K108]-[.K69])/[.K69]*100)))" office:value-type="float" office:value="3.7037037037037" calcext:value-type="float">
            <text:p>3.70</text:p>
          </table:table-cell>
          <table:table-cell table:style-name="ce88" table:formula="of:=IF(([.L108]&gt;0)*([.L69]=0);100;IF(([.L108]=0)*([.L69]&gt;0);-100;IF(ISERROR(([.L108]-[.L69])/[.L69]*100);0;([.L108]-[.L69])/[.L69]*100)))" office:value-type="float" office:value="-1.21951219512195" calcext:value-type="float">
            <text:p><text:s text:c="3"/>－1.22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6]&gt;0)*([.C103]=0);100;IF(([.C106]=0)*([.C103]&gt;0);-100;IF(ISERROR(([.C106]-[.C103])/[.C103]*100);0;([.C106]-[.C103])/[.C103]*100)))" office:value-type="float" office:value="8.25789357474056" calcext:value-type="float">
            <text:p>8.26</text:p>
          </table:table-cell>
          <table:table-cell table:style-name="ce56" table:formula="of:=IF(([.D106]&gt;0)*([.D103]=0);100;IF(([.D106]=0)*([.D103]&gt;0);-100;IF(ISERROR(([.D106]-[.D103])/[.D103]*100);0;([.D106]-[.D103])/[.D103]*100)))" office:value-type="float" office:value="8.31993876769996" calcext:value-type="float">
            <text:p>8.32</text:p>
          </table:table-cell>
          <table:table-cell table:style-name="ce56" table:formula="of:=IF(([.E106]&gt;0)*([.E103]=0);100;IF(([.E106]=0)*([.E103]&gt;0);-100;IF(ISERROR(([.E106]-[.E103])/[.E103]*100);0;([.E106]-[.E103])/[.E103]*100)))" office:value-type="float" office:value="6.90978886756238" calcext:value-type="float">
            <text:p>6.91</text:p>
          </table:table-cell>
          <table:table-cell table:style-name="ce56" table:formula="of:=IF(([.F106]&gt;0)*([.F103]=0);100;IF(([.F106]=0)*([.F103]&gt;0);-100;IF(ISERROR(([.F106]-[.F103])/[.F103]*100);0;([.F106]-[.F103])/[.F103]*100)))" office:value-type="float" office:value="-100" calcext:value-type="float">
            <text:p><text:s text:c="3"/>－100.00</text:p>
          </table:table-cell>
          <table:table-cell table:style-name="ce56" table:formula="of:=IF(([.G106]&gt;0)*([.G103]=0);100;IF(([.G106]=0)*([.G103]&gt;0);-100;IF(ISERROR(([.G106]-[.G103])/[.G103]*100);0;([.G106]-[.G103])/[.G103]*100)))" office:value-type="float" office:value="8.44472401320962" calcext:value-type="float">
            <text:p>8.44</text:p>
          </table:table-cell>
          <table:table-cell table:style-name="ce56" table:formula="of:=IF(([.H106]&gt;0)*([.H103]=0);100;IF(([.H106]=0)*([.H103]&gt;0);-100;IF(ISERROR(([.H106]-[.H103])/[.H103]*100);0;([.H106]-[.H103])/[.H103]*100)))" office:value-type="float" office:value="14.0845070422535" calcext:value-type="float">
            <text:p>14.08</text:p>
          </table:table-cell>
          <table:table-cell table:style-name="ce56" table:formula="of:=IF(([.I106]&gt;0)*([.I103]=0);100;IF(([.I106]=0)*([.I103]&gt;0);-100;IF(ISERROR(([.I106]-[.I103])/[.I103]*100);0;([.I106]-[.I103])/[.I103]*100)))" office:value-type="float" office:value="-0.389105058365759" calcext:value-type="float">
            <text:p><text:s text:c="3"/>－0.39</text:p>
          </table:table-cell>
          <table:table-cell table:style-name="ce56" table:formula="of:=IF(([.J106]&gt;0)*([.J103]=0);100;IF(([.J106]=0)*([.J103]&gt;0);-100;IF(ISERROR(([.J106]-[.J103])/[.J103]*100);0;([.J106]-[.J103])/[.J103]*100)))" office:value-type="float" office:value="8.20627802690583" calcext:value-type="float">
            <text:p>8.21</text:p>
          </table:table-cell>
          <table:table-cell table:style-name="ce56" table:formula="of:=IF(([.K106]&gt;0)*([.K103]=0);100;IF(([.K106]=0)*([.K103]&gt;0);-100;IF(ISERROR(([.K106]-[.K103])/[.K103]*100);0;([.K106]-[.K103])/[.K103]*100)))" office:value-type="float" office:value="-7.35294117647059" calcext:value-type="float">
            <text:p><text:s text:c="3"/>－7.35</text:p>
          </table:table-cell>
          <table:table-cell table:style-name="ce89" table:formula="of:=IF(([.L106]&gt;0)*([.L103]=0);100;IF(([.L106]=0)*([.L103]&gt;0);-100;IF(ISERROR(([.L106]-[.L103])/[.L103]*100);0;([.L106]-[.L103])/[.L103]*100)))" office:value-type="float" office:value="20.863309352518" calcext:value-type="float">
            <text:p>20.86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7]&gt;0)*([.C104]=0);100;IF(([.C107]=0)*([.C104]&gt;0);-100;IF(ISERROR(([.C107]-[.C104])/[.C104]*100);0;([.C107]-[.C104])/[.C104]*100)))" office:value-type="float" office:value="9.81207861139004" calcext:value-type="float">
            <text:p>9.81</text:p>
          </table:table-cell>
          <table:table-cell table:style-name="ce54" table:formula="of:=IF(([.D107]&gt;0)*([.D104]=0);100;IF(([.D107]=0)*([.D104]&gt;0);-100;IF(ISERROR(([.D107]-[.D104])/[.D104]*100);0;([.D107]-[.D104])/[.D104]*100)))" office:value-type="float" office:value="10.0283539770184" calcext:value-type="float">
            <text:p>10.03</text:p>
          </table:table-cell>
          <table:table-cell table:style-name="ce54" table:formula="of:=IF(([.E107]&gt;0)*([.E104]=0);100;IF(([.E107]=0)*([.E104]&gt;0);-100;IF(ISERROR(([.E107]-[.E104])/[.E104]*100);0;([.E107]-[.E104])/[.E104]*100)))" office:value-type="float" office:value="4.83271375464684" calcext:value-type="float">
            <text:p>4.83</text:p>
          </table:table-cell>
          <table:table-cell table:style-name="ce54" table:formula="of:=IF(([.F107]&gt;0)*([.F104]=0);100;IF(([.F107]=0)*([.F104]&gt;0);-100;IF(ISERROR(([.F107]-[.F104])/[.F104]*100);0;([.F107]-[.F104])/[.F104]*100)))" office:value-type="float" office:value="-100" calcext:value-type="float">
            <text:p><text:s text:c="3"/>－100.00</text:p>
          </table:table-cell>
          <table:table-cell table:style-name="ce54" table:formula="of:=IF(([.G107]&gt;0)*([.G104]=0);100;IF(([.G107]=0)*([.G104]&gt;0);-100;IF(ISERROR(([.G107]-[.G104])/[.G104]*100);0;([.G107]-[.G104])/[.G104]*100)))" office:value-type="float" office:value="9.65717783899602" calcext:value-type="float">
            <text:p>9.66</text:p>
          </table:table-cell>
          <table:table-cell table:style-name="ce54" table:formula="of:=IF(([.H107]&gt;0)*([.H104]=0);100;IF(([.H107]=0)*([.H104]&gt;0);-100;IF(ISERROR(([.H107]-[.H104])/[.H104]*100);0;([.H107]-[.H104])/[.H104]*100)))" office:value-type="float" office:value="24.1379310344828" calcext:value-type="float">
            <text:p>24.14</text:p>
          </table:table-cell>
          <table:table-cell table:style-name="ce54" table:formula="of:=IF(([.I107]&gt;0)*([.I104]=0);100;IF(([.I107]=0)*([.I104]&gt;0);-100;IF(ISERROR(([.I107]-[.I104])/[.I104]*100);0;([.I107]-[.I104])/[.I104]*100)))" office:value-type="float" office:value="4.18250950570342" calcext:value-type="float">
            <text:p>4.18</text:p>
          </table:table-cell>
          <table:table-cell table:style-name="ce54" table:formula="of:=IF(([.J107]&gt;0)*([.J104]=0);100;IF(([.J107]=0)*([.J104]&gt;0);-100;IF(ISERROR(([.J107]-[.J104])/[.J104]*100);0;([.J107]-[.J104])/[.J104]*100)))" office:value-type="float" office:value="9.82650532147543" calcext:value-type="float">
            <text:p>9.83</text:p>
          </table:table-cell>
          <table:table-cell table:style-name="ce54" table:formula="of:=IF(([.K107]&gt;0)*([.K104]=0);100;IF(([.K107]=0)*([.K104]&gt;0);-100;IF(ISERROR(([.K107]-[.K104])/[.K104]*100);0;([.K107]-[.K104])/[.K104]*100)))" office:value-type="float" office:value="-7.89473684210526" calcext:value-type="float">
            <text:p><text:s text:c="3"/>－7.89</text:p>
          </table:table-cell>
          <table:table-cell table:style-name="ce87" table:formula="of:=IF(([.L107]&gt;0)*([.L104]=0);100;IF(([.L107]=0)*([.L104]&gt;0);-100;IF(ISERROR(([.L107]-[.L104])/[.L104]*100);0;([.L107]-[.L104])/[.L104]*100)))" office:value-type="float" office:value="17.5675675675676" calcext:value-type="float">
            <text:p>17.57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8]&gt;0)*([.C105]=0);100;IF(([.C108]=0)*([.C105]&gt;0);-100;IF(ISERROR(([.C108]-[.C105])/[.C105]*100);0;([.C108]-[.C105])/[.C105]*100)))" office:value-type="float" office:value="6.62031438935913" calcext:value-type="float">
            <text:p>6.62</text:p>
          </table:table-cell>
          <table:table-cell table:style-name="ce55" table:formula="of:=IF(([.D108]&gt;0)*([.D105]=0);100;IF(([.D108]=0)*([.D105]&gt;0);-100;IF(ISERROR(([.D108]-[.D105])/[.D105]*100);0;([.D108]-[.D105])/[.D105]*100)))" office:value-type="float" office:value="6.52105593966059" calcext:value-type="float">
            <text:p>6.52</text:p>
          </table:table-cell>
          <table:table-cell table:style-name="ce55" table:formula="of:=IF(([.E108]&gt;0)*([.E105]=0);100;IF(([.E108]=0)*([.E105]&gt;0);-100;IF(ISERROR(([.E108]-[.E105])/[.E105]*100);0;([.E108]-[.E105])/[.E105]*100)))" office:value-type="float" office:value="9.12698412698413" calcext:value-type="float">
            <text:p>9.13</text:p>
          </table:table-cell>
          <table:table-cell table:style-name="ce55" table:formula="of:=IF(([.F108]&gt;0)*([.F105]=0);100;IF(([.F108]=0)*([.F105]&gt;0);-100;IF(ISERROR(([.F108]-[.F105])/[.F105]*100);0;([.F108]-[.F105])/[.F105]*100)))" office:value-type="float" office:value="0" calcext:value-type="float">
            <text:p>－</text:p>
          </table:table-cell>
          <table:table-cell table:style-name="ce55" table:formula="of:=IF(([.G108]&gt;0)*([.G105]=0);100;IF(([.G108]=0)*([.G105]&gt;0);-100;IF(ISERROR(([.G108]-[.G105])/[.G105]*100);0;([.G108]-[.G105])/[.G105]*100)))" office:value-type="float" office:value="7.16364812419146" calcext:value-type="float">
            <text:p>7.16</text:p>
          </table:table-cell>
          <table:table-cell table:style-name="ce55" table:formula="of:=IF(([.H108]&gt;0)*([.H105]=0);100;IF(([.H108]=0)*([.H105]&gt;0);-100;IF(ISERROR(([.H108]-[.H105])/[.H105]*100);0;([.H108]-[.H105])/[.H105]*100)))" office:value-type="float" office:value="4.41988950276243" calcext:value-type="float">
            <text:p>4.42</text:p>
          </table:table-cell>
          <table:table-cell table:style-name="ce55" table:formula="of:=IF(([.I108]&gt;0)*([.I105]=0);100;IF(([.I108]=0)*([.I105]&gt;0);-100;IF(ISERROR(([.I108]-[.I105])/[.I105]*100);0;([.I108]-[.I105])/[.I105]*100)))" office:value-type="float" office:value="-5.1792828685259" calcext:value-type="float">
            <text:p><text:s text:c="3"/>－5.18</text:p>
          </table:table-cell>
          <table:table-cell table:style-name="ce55" table:formula="of:=IF(([.J108]&gt;0)*([.J105]=0);100;IF(([.J108]=0)*([.J105]&gt;0);-100;IF(ISERROR(([.J108]-[.J105])/[.J105]*100);0;([.J108]-[.J105])/[.J105]*100)))" office:value-type="float" office:value="6.50207023462659" calcext:value-type="float">
            <text:p>6.50</text:p>
          </table:table-cell>
          <table:table-cell table:style-name="ce55" table:formula="of:=IF(([.K108]&gt;0)*([.K105]=0);100;IF(([.K108]=0)*([.K105]&gt;0);-100;IF(ISERROR(([.K108]-[.K105])/[.K105]*100);0;([.K108]-[.K105])/[.K105]*100)))" office:value-type="float" office:value="-6.66666666666667" calcext:value-type="float">
            <text:p><text:s text:c="3"/>－6.67</text:p>
          </table:table-cell>
          <table:table-cell table:style-name="ce88" table:formula="of:=IF(([.L108]&gt;0)*([.L105]=0);100;IF(([.L108]=0)*([.L105]&gt;0);-100;IF(ISERROR(([.L108]-[.L105])/[.L105]*100);0;([.L108]-[.L105])/[.L105]*100)))" office:value-type="float" office:value="24.6153846153846" calcext:value-type="float">
            <text:p>24.62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7年8月3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7 年 7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4709" calcext:value-type="float">
            <text:p><text:s text:c="3"/>14,709</text:p>
          </table:table-cell>
          <table:table-cell table:style-name="ce113" office:value-type="float" office:value="14152" calcext:value-type="float">
            <text:p><text:s text:c="3"/>14,152</text:p>
          </table:table-cell>
          <table:table-cell table:style-name="ce113" office:value-type="float" office:value="557" calcext:value-type="float">
            <text:p><text:s text:c="3"/>557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3792" calcext:value-type="float">
            <text:p><text:s text:c="3"/>13,792</text:p>
          </table:table-cell>
          <table:table-cell table:style-name="ce113" office:value-type="float" office:value="405" calcext:value-type="float">
            <text:p><text:s text:c="3"/>405</text:p>
          </table:table-cell>
          <table:table-cell table:style-name="ce113" office:value-type="float" office:value="512" calcext:value-type="float">
            <text:p><text:s text:c="3"/>512</text:p>
          </table:table-cell>
          <table:table-cell table:style-name="ce113" office:value-type="float" office:value="14478" calcext:value-type="float">
            <text:p><text:s text:c="3"/>14,478</text:p>
          </table:table-cell>
          <table:table-cell table:style-name="ce113" office:value-type="float" office:value="63" calcext:value-type="float">
            <text:p><text:s text:c="3"/>63</text:p>
          </table:table-cell>
          <table:table-cell table:style-name="ce127" office:value-type="float" office:value="168" calcext:value-type="float">
            <text:p><text:s text:c="3"/>168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655" calcext:value-type="float">
            <text:p><text:s text:c="3"/>7,655</text:p>
          </table:table-cell>
          <table:table-cell table:style-name="ce114" office:value-type="float" office:value="7373" calcext:value-type="float">
            <text:p><text:s text:c="3"/>7,373</text:p>
          </table:table-cell>
          <table:table-cell table:style-name="ce114" office:value-type="float" office:value="282" calcext:value-type="float">
            <text:p><text:s text:c="3"/>282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7165" calcext:value-type="float">
            <text:p><text:s text:c="3"/>7,165</text:p>
          </table:table-cell>
          <table:table-cell table:style-name="ce114" office:value-type="float" office:value="216" calcext:value-type="float">
            <text:p><text:s text:c="3"/>216</text:p>
          </table:table-cell>
          <table:table-cell table:style-name="ce114" office:value-type="float" office:value="274" calcext:value-type="float">
            <text:p><text:s text:c="3"/>274</text:p>
          </table:table-cell>
          <table:table-cell table:style-name="ce114" office:value-type="float" office:value="7533" calcext:value-type="float">
            <text:p><text:s text:c="3"/>7,533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28" office:value-type="float" office:value="87" calcext:value-type="float">
            <text:p><text:s text:c="3"/>87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7054" calcext:value-type="float">
            <text:p><text:s text:c="3"/>7,054</text:p>
          </table:table-cell>
          <table:table-cell table:style-name="ce114" office:value-type="float" office:value="6779" calcext:value-type="float">
            <text:p><text:s text:c="3"/>6,779</text:p>
          </table:table-cell>
          <table:table-cell table:style-name="ce114" office:value-type="float" office:value="275" calcext:value-type="float">
            <text:p><text:s text:c="3"/>275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6627" calcext:value-type="float">
            <text:p><text:s text:c="3"/>6,627</text:p>
          </table:table-cell>
          <table:table-cell table:style-name="ce114" office:value-type="float" office:value="189" calcext:value-type="float">
            <text:p><text:s text:c="3"/>189</text:p>
          </table:table-cell>
          <table:table-cell table:style-name="ce114" office:value-type="float" office:value="238" calcext:value-type="float">
            <text:p><text:s text:c="3"/>238</text:p>
          </table:table-cell>
          <table:table-cell table:style-name="ce114" office:value-type="float" office:value="6945" calcext:value-type="float">
            <text:p><text:s text:c="3"/>6,945</text:p>
          </table:table-cell>
          <table:table-cell table:style-name="ce114" office:value-type="float" office:value="28" calcext:value-type="float">
            <text:p><text:s text:c="3"/>28</text:p>
          </table:table-cell>
          <table:table-cell table:style-name="ce129" office:value-type="float" office:value="81" calcext:value-type="float">
            <text:p><text:s text:c="3"/>81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329" calcext:value-type="float">
            <text:p><text:s text:c="3"/>2,329</text:p>
          </table:table-cell>
          <table:table-cell table:style-name="ce106" office:value-type="float" office:value="2249" calcext:value-type="float">
            <text:p><text:s text:c="3"/>2,249</text:p>
          </table:table-cell>
          <table:table-cell table:style-name="ce106" office:value-type="float" office:value="80" calcext:value-type="float">
            <text:p><text:s text:c="3"/>80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160" calcext:value-type="float">
            <text:p><text:s text:c="3"/>2,160</text:p>
          </table:table-cell>
          <table:table-cell table:style-name="ce106" office:value-type="float" office:value="79" calcext:value-type="float">
            <text:p><text:s text:c="3"/>79</text:p>
          </table:table-cell>
          <table:table-cell table:style-name="ce121" office:value-type="float" office:value="90" calcext:value-type="float">
            <text:p><text:s text:c="3"/>90</text:p>
          </table:table-cell>
          <table:table-cell table:style-name="ce113" office:value-type="float" office:value="2291" calcext:value-type="float">
            <text:p><text:s text:c="3"/>2,291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21" office:value-type="float" office:value="27" calcext:value-type="float">
            <text:p><text:s text:c="3"/>27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259" calcext:value-type="float">
            <text:p><text:s text:c="3"/>1,259</text:p>
          </table:table-cell>
          <table:table-cell table:style-name="ce107" office:value-type="float" office:value="1214" calcext:value-type="float">
            <text:p><text:s text:c="3"/>1,214</text:p>
          </table:table-cell>
          <table:table-cell table:style-name="ce107" office:value-type="float" office:value="45" calcext:value-type="float">
            <text:p><text:s text:c="3"/>45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171" calcext:value-type="float">
            <text:p><text:s text:c="3"/>1,171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style-name="ce114" office:value-type="float" office:value="1238" calcext:value-type="float">
            <text:p><text:s text:c="3"/>1,238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070" calcext:value-type="float">
            <text:p><text:s text:c="3"/>1,070</text:p>
          </table:table-cell>
          <table:table-cell table:style-name="ce107" office:value-type="float" office:value="1035" calcext:value-type="float">
            <text:p><text:s text:c="3"/>1,035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89" calcext:value-type="float">
            <text:p><text:s text:c="3"/>989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22" office:value-type="float" office:value="45" calcext:value-type="float">
            <text:p><text:s text:c="3"/>45</text:p>
          </table:table-cell>
          <table:table-cell table:style-name="ce116" office:value-type="float" office:value="1053" calcext:value-type="float">
            <text:p><text:s text:c="3"/>1,05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885" calcext:value-type="float">
            <text:p><text:s text:c="3"/>1,885</text:p>
          </table:table-cell>
          <table:table-cell table:style-name="ce106" office:value-type="float" office:value="1849" calcext:value-type="float">
            <text:p><text:s text:c="3"/>1,849</text:p>
          </table:table-cell>
          <table:table-cell table:style-name="ce106" office:value-type="float" office:value="36" calcext:value-type="float">
            <text:p><text:s text:c="3"/>36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99" calcext:value-type="float">
            <text:p><text:s text:c="3"/>1,799</text:p>
          </table:table-cell>
          <table:table-cell table:style-name="ce106" office:value-type="float" office:value="48" calcext:value-type="float">
            <text:p><text:s text:c="3"/>48</text:p>
          </table:table-cell>
          <table:table-cell table:style-name="ce121" office:value-type="float" office:value="38" calcext:value-type="float">
            <text:p><text:s text:c="3"/>38</text:p>
          </table:table-cell>
          <table:table-cell table:style-name="ce113" office:value-type="float" office:value="1830" calcext:value-type="float">
            <text:p><text:s text:c="3"/>1,830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21" office:value-type="float" office:value="40" calcext:value-type="float">
            <text:p><text:s text:c="3"/>40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91" calcext:value-type="float">
            <text:p><text:s text:c="3"/>991</text:p>
          </table:table-cell>
          <table:table-cell table:style-name="ce107" office:value-type="float" office:value="975" calcext:value-type="float">
            <text:p><text:s text:c="3"/>975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41" calcext:value-type="float">
            <text:p><text:s text:c="3"/>941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style-name="ce114" office:value-type="float" office:value="958" calcext:value-type="float">
            <text:p><text:s text:c="3"/>958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894" calcext:value-type="float">
            <text:p><text:s text:c="3"/>894</text:p>
          </table:table-cell>
          <table:table-cell table:style-name="ce107" office:value-type="float" office:value="874" calcext:value-type="float">
            <text:p><text:s text:c="3"/>874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58" calcext:value-type="float">
            <text:p><text:s text:c="3"/>858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116" office:value-type="float" office:value="872" calcext:value-type="float">
            <text:p><text:s text:c="3"/>87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831" calcext:value-type="float">
            <text:p><text:s text:c="3"/>1,831</text:p>
          </table:table-cell>
          <table:table-cell table:style-name="ce106" office:value-type="float" office:value="1773" calcext:value-type="float">
            <text:p><text:s text:c="3"/>1,773</text:p>
          </table:table-cell>
          <table:table-cell table:style-name="ce106" office:value-type="float" office:value="58" calcext:value-type="float">
            <text:p><text:s text:c="3"/>58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09" calcext:value-type="float">
            <text:p><text:s text:c="3"/>1,709</text:p>
          </table:table-cell>
          <table:table-cell table:style-name="ce106" office:value-type="float" office:value="52" calcext:value-type="float">
            <text:p><text:s text:c="3"/>52</text:p>
          </table:table-cell>
          <table:table-cell table:style-name="ce121" office:value-type="float" office:value="70" calcext:value-type="float">
            <text:p><text:s text:c="3"/>70</text:p>
          </table:table-cell>
          <table:table-cell table:style-name="ce113" office:value-type="float" office:value="1806" calcext:value-type="float">
            <text:p><text:s text:c="3"/>1,806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21" office:value-type="float" office:value="15" calcext:value-type="float">
            <text:p><text:s text:c="3"/>15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39" calcext:value-type="float">
            <text:p><text:s text:c="3"/>939</text:p>
          </table:table-cell>
          <table:table-cell table:style-name="ce107" office:value-type="float" office:value="906" calcext:value-type="float">
            <text:p><text:s text:c="3"/>906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77" calcext:value-type="float">
            <text:p><text:s text:c="3"/>877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9" office:value-type="float" office:value="37" calcext:value-type="float">
            <text:p><text:s text:c="3"/>37</text:p>
          </table:table-cell>
          <table:table-cell table:style-name="ce114" office:value-type="float" office:value="925" calcext:value-type="float">
            <text:p><text:s text:c="3"/>92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92" calcext:value-type="float">
            <text:p><text:s text:c="3"/>892</text:p>
          </table:table-cell>
          <table:table-cell table:style-name="ce107" office:value-type="float" office:value="867" calcext:value-type="float">
            <text:p><text:s text:c="3"/>867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32" calcext:value-type="float">
            <text:p><text:s text:c="3"/>832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22" office:value-type="float" office:value="33" calcext:value-type="float">
            <text:p><text:s text:c="3"/>33</text:p>
          </table:table-cell>
          <table:table-cell table:style-name="ce116" office:value-type="float" office:value="881" calcext:value-type="float">
            <text:p><text:s text:c="3"/>88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808" calcext:value-type="float">
            <text:p><text:s text:c="3"/>1,808</text:p>
          </table:table-cell>
          <table:table-cell table:style-name="ce106" office:value-type="float" office:value="1741" calcext:value-type="float">
            <text:p><text:s text:c="3"/>1,741</text:p>
          </table:table-cell>
          <table:table-cell table:style-name="ce106" office:value-type="float" office:value="67" calcext:value-type="float">
            <text:p><text:s text:c="3"/>6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99" calcext:value-type="float">
            <text:p><text:s text:c="3"/>1,699</text:p>
          </table:table-cell>
          <table:table-cell table:style-name="ce106" office:value-type="float" office:value="51" calcext:value-type="float">
            <text:p><text:s text:c="3"/>51</text:p>
          </table:table-cell>
          <table:table-cell table:style-name="ce121" office:value-type="float" office:value="58" calcext:value-type="float">
            <text:p><text:s text:c="3"/>58</text:p>
          </table:table-cell>
          <table:table-cell table:style-name="ce113" office:value-type="float" office:value="1784" calcext:value-type="float">
            <text:p><text:s text:c="3"/>1,78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21" office:value-type="float" office:value="21" calcext:value-type="float">
            <text:p><text:s text:c="3"/>21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85" calcext:value-type="float">
            <text:p><text:s text:c="3"/>885</text:p>
          </table:table-cell>
          <table:table-cell table:style-name="ce107" office:value-type="float" office:value="855" calcext:value-type="float">
            <text:p><text:s text:c="3"/>855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35" calcext:value-type="float">
            <text:p><text:s text:c="3"/>835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style-name="ce114" office:value-type="float" office:value="873" calcext:value-type="float">
            <text:p><text:s text:c="3"/>87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923" calcext:value-type="float">
            <text:p><text:s text:c="3"/>923</text:p>
          </table:table-cell>
          <table:table-cell table:style-name="ce107" office:value-type="float" office:value="886" calcext:value-type="float">
            <text:p><text:s text:c="3"/>886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64" calcext:value-type="float">
            <text:p><text:s text:c="3"/>864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22" office:value-type="float" office:value="29" calcext:value-type="float">
            <text:p><text:s text:c="3"/>29</text:p>
          </table:table-cell>
          <table:table-cell table:style-name="ce116" office:value-type="float" office:value="911" calcext:value-type="float">
            <text:p><text:s text:c="3"/>91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949" calcext:value-type="float">
            <text:p><text:s text:c="3"/>949</text:p>
          </table:table-cell>
          <table:table-cell table:style-name="ce106" office:value-type="float" office:value="908" calcext:value-type="float">
            <text:p><text:s text:c="3"/>908</text:p>
          </table:table-cell>
          <table:table-cell table:style-name="ce106" office:value-type="float" office:value="41" calcext:value-type="float">
            <text:p><text:s text:c="3"/>41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888" calcext:value-type="float">
            <text:p><text:s text:c="3"/>888</text:p>
          </table:table-cell>
          <table:table-cell table:style-name="ce106" office:value-type="float" office:value="24" calcext:value-type="float">
            <text:p><text:s text:c="3"/>24</text:p>
          </table:table-cell>
          <table:table-cell table:style-name="ce121" office:value-type="float" office:value="37" calcext:value-type="float">
            <text:p><text:s text:c="3"/>37</text:p>
          </table:table-cell>
          <table:table-cell table:style-name="ce113" office:value-type="float" office:value="940" calcext:value-type="float">
            <text:p><text:s text:c="3"/>94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21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502" calcext:value-type="float">
            <text:p><text:s text:c="3"/>502</text:p>
          </table:table-cell>
          <table:table-cell table:style-name="ce107" office:value-type="float" office:value="485" calcext:value-type="float">
            <text:p><text:s text:c="3"/>485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468" calcext:value-type="float">
            <text:p><text:s text:c="3"/>468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114" office:value-type="float" office:value="498" calcext:value-type="float">
            <text:p><text:s text:c="3"/>498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447" calcext:value-type="float">
            <text:p><text:s text:c="3"/>447</text:p>
          </table:table-cell>
          <table:table-cell table:style-name="ce107" office:value-type="float" office:value="423" calcext:value-type="float">
            <text:p><text:s text:c="3"/>423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20" calcext:value-type="float">
            <text:p><text:s text:c="3"/>42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16" office:value-type="float" office:value="442" calcext:value-type="float">
            <text:p><text:s text:c="3"/>44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595" calcext:value-type="float">
            <text:p><text:s text:c="3"/>1,595</text:p>
          </table:table-cell>
          <table:table-cell table:style-name="ce106" office:value-type="float" office:value="1534" calcext:value-type="float">
            <text:p><text:s text:c="3"/>1,534</text:p>
          </table:table-cell>
          <table:table-cell table:style-name="ce106" office:value-type="float" office:value="61" calcext:value-type="float">
            <text:p><text:s text:c="3"/>61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495" calcext:value-type="float">
            <text:p><text:s text:c="3"/>1,495</text:p>
          </table:table-cell>
          <table:table-cell table:style-name="ce106" office:value-type="float" office:value="44" calcext:value-type="float">
            <text:p><text:s text:c="3"/>44</text:p>
          </table:table-cell>
          <table:table-cell table:style-name="ce121" office:value-type="float" office:value="56" calcext:value-type="float">
            <text:p><text:s text:c="3"/>56</text:p>
          </table:table-cell>
          <table:table-cell table:style-name="ce113" office:value-type="float" office:value="1568" calcext:value-type="float">
            <text:p><text:s text:c="3"/>1,568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21" calcext:value-type="float">
            <text:p><text:s text:c="3"/>21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style-name="ce107" office:value-type="float" office:value="793" calcext:value-type="float">
            <text:p><text:s text:c="3"/>793</text:p>
          </table:table-cell>
          <table:table-cell table:style-name="ce107" office:value-type="float" office:value="35" calcext:value-type="float">
            <text:p><text:s text:c="3"/>35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79" calcext:value-type="float">
            <text:p><text:s text:c="3"/>779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9" office:value-type="float" office:value="28" calcext:value-type="float">
            <text:p><text:s text:c="3"/>28</text:p>
          </table:table-cell>
          <table:table-cell table:style-name="ce114" office:value-type="float" office:value="818" calcext:value-type="float">
            <text:p><text:s text:c="3"/>81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767" calcext:value-type="float">
            <text:p><text:s text:c="3"/>767</text:p>
          </table:table-cell>
          <table:table-cell table:style-name="ce107" office:value-type="float" office:value="741" calcext:value-type="float">
            <text:p><text:s text:c="3"/>741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16" calcext:value-type="float">
            <text:p><text:s text:c="3"/>716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22" office:value-type="float" office:value="28" calcext:value-type="float">
            <text:p><text:s text:c="3"/>28</text:p>
          </table:table-cell>
          <table:table-cell table:style-name="ce116" office:value-type="float" office:value="750" calcext:value-type="float">
            <text:p><text:s text:c="3"/>75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190" calcext:value-type="float">
            <text:p><text:s text:c="3"/>4,190</text:p>
          </table:table-cell>
          <table:table-cell table:style-name="ce106" office:value-type="float" office:value="3980" calcext:value-type="float">
            <text:p><text:s text:c="3"/>3,980</text:p>
          </table:table-cell>
          <table:table-cell table:style-name="ce106" office:value-type="float" office:value="210" calcext:value-type="float">
            <text:p><text:s text:c="3"/>210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928" calcext:value-type="float">
            <text:p><text:s text:c="3"/>3,928</text:p>
          </table:table-cell>
          <table:table-cell table:style-name="ce106" office:value-type="float" office:value="100" calcext:value-type="float">
            <text:p><text:s text:c="3"/>100</text:p>
          </table:table-cell>
          <table:table-cell table:style-name="ce106" office:value-type="float" office:value="162" calcext:value-type="float">
            <text:p><text:s text:c="3"/>162</text:p>
          </table:table-cell>
          <table:table-cell table:style-name="ce113" office:value-type="float" office:value="4137" calcext:value-type="float">
            <text:p><text:s text:c="3"/>4,137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21" office:value-type="float" office:value="36" calcext:value-type="float">
            <text:p><text:s text:c="3"/>36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180" calcext:value-type="float">
            <text:p><text:s text:c="3"/>2,180</text:p>
          </table:table-cell>
          <table:table-cell table:style-name="ce107" office:value-type="float" office:value="2076" calcext:value-type="float">
            <text:p><text:s text:c="3"/>2,076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030" calcext:value-type="float">
            <text:p><text:s text:c="3"/>2,030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14" office:value-type="float" office:value="2152" calcext:value-type="float">
            <text:p><text:s text:c="3"/>2,152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2010" calcext:value-type="float">
            <text:p><text:s text:c="3"/>2,010</text:p>
          </table:table-cell>
          <table:table-cell table:style-name="ce107" office:value-type="float" office:value="1904" calcext:value-type="float">
            <text:p><text:s text:c="3"/>1,904</text:p>
          </table:table-cell>
          <table:table-cell table:style-name="ce107" office:value-type="float" office:value="106" calcext:value-type="float">
            <text:p><text:s text:c="3"/>106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898" calcext:value-type="float">
            <text:p><text:s text:c="3"/>1,898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style-name="ce116" office:value-type="float" office:value="1985" calcext:value-type="float">
            <text:p><text:s text:c="3"/>1,985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70" calcext:value-type="float">
            <text:p><text:s text:c="3"/>270</text:p>
          </table:table-cell>
          <table:table-cell table:style-name="ce110" office:value-type="float" office:value="265" calcext:value-type="float">
            <text:p><text:s text:c="3"/>265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50" calcext:value-type="float">
            <text:p><text:s text:c="3"/>250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17" office:value-type="float" office:value="266" calcext:value-type="float">
            <text:p><text:s text:c="3"/>266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1" calcext:value-type="float">
            <text:p><text:s text:c="3"/>131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3" calcext:value-type="float">
            <text:p><text:s text:c="3"/>12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30" calcext:value-type="float">
            <text:p><text:s text:c="3"/>13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9" calcext:value-type="float">
            <text:p><text:s text:c="3"/>139</text:p>
          </table:table-cell>
          <table:table-cell table:style-name="ce111" office:value-type="float" office:value="136" calcext:value-type="float">
            <text:p><text:s text:c="3"/>136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7" calcext:value-type="float">
            <text:p><text:s text:c="3"/>127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36" calcext:value-type="float">
            <text:p><text:s text:c="3"/>13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95" calcext:value-type="float">
            <text:p><text:s text:c="3"/>395</text:p>
          </table:table-cell>
          <table:table-cell table:style-name="ce110" office:value-type="float" office:value="377" calcext:value-type="float">
            <text:p><text:s text:c="3"/>377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71" calcext:value-type="float">
            <text:p><text:s text:c="3"/>371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17" office:value-type="float" office:value="388" calcext:value-type="float">
            <text:p><text:s text:c="3"/>388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06" calcext:value-type="float">
            <text:p><text:s text:c="3"/>206</text:p>
          </table:table-cell>
          <table:table-cell table:style-name="ce111" office:value-type="float" office:value="197" calcext:value-type="float">
            <text:p><text:s text:c="3"/>197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95" calcext:value-type="float">
            <text:p><text:s text:c="3"/>19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203" calcext:value-type="float">
            <text:p><text:s text:c="3"/>20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89" calcext:value-type="float">
            <text:p><text:s text:c="3"/>189</text:p>
          </table:table-cell>
          <table:table-cell table:style-name="ce111" office:value-type="float" office:value="180" calcext:value-type="float">
            <text:p><text:s text:c="3"/>180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76" calcext:value-type="float">
            <text:p><text:s text:c="3"/>176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85" calcext:value-type="float">
            <text:p><text:s text:c="3"/>185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83" calcext:value-type="float">
            <text:p><text:s text:c="3"/>283</text:p>
          </table:table-cell>
          <table:table-cell table:style-name="ce110" office:value-type="float" office:value="264" calcext:value-type="float">
            <text:p><text:s text:c="3"/>264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57" calcext:value-type="float">
            <text:p><text:s text:c="3"/>257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17" office:value-type="float" office:value="282" calcext:value-type="float">
            <text:p><text:s text:c="3"/>28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0" calcext:value-type="float">
            <text:p><text:s text:c="3"/>140</text:p>
          </table:table-cell>
          <table:table-cell table:style-name="ce111" office:value-type="float" office:value="135" calcext:value-type="float">
            <text:p><text:s text:c="3"/>135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7" calcext:value-type="float">
            <text:p><text:s text:c="3"/>127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140" calcext:value-type="float">
            <text:p><text:s text:c="3"/>14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43" calcext:value-type="float">
            <text:p><text:s text:c="3"/>143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0" calcext:value-type="float">
            <text:p><text:s text:c="3"/>130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42" calcext:value-type="float">
            <text:p><text:s text:c="3"/>14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73" calcext:value-type="float">
            <text:p><text:s text:c="3"/>973</text:p>
          </table:table-cell>
          <table:table-cell table:style-name="ce110" office:value-type="float" office:value="952" calcext:value-type="float">
            <text:p><text:s text:c="3"/>952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32" calcext:value-type="float">
            <text:p><text:s text:c="3"/>932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23" office:value-type="float" office:value="24" calcext:value-type="float">
            <text:p><text:s text:c="3"/>24</text:p>
          </table:table-cell>
          <table:table-cell table:style-name="ce117" office:value-type="float" office:value="968" calcext:value-type="float">
            <text:p><text:s text:c="3"/>96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84" calcext:value-type="float">
            <text:p><text:s text:c="3"/>484</text:p>
          </table:table-cell>
          <table:table-cell table:style-name="ce111" office:value-type="float" office:value="474" calcext:value-type="float">
            <text:p><text:s text:c="3"/>474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61" calcext:value-type="float">
            <text:p><text:s text:c="3"/>461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style-name="ce118" office:value-type="float" office:value="481" calcext:value-type="float">
            <text:p><text:s text:c="3"/>48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89" calcext:value-type="float">
            <text:p><text:s text:c="3"/>489</text:p>
          </table:table-cell>
          <table:table-cell table:style-name="ce111" office:value-type="float" office:value="478" calcext:value-type="float">
            <text:p><text:s text:c="3"/>478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71" calcext:value-type="float">
            <text:p><text:s text:c="3"/>471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19" office:value-type="float" office:value="487" calcext:value-type="float">
            <text:p><text:s text:c="3"/>48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9" calcext:value-type="float">
            <text:p><text:s text:c="3"/>259</text:p>
          </table:table-cell>
          <table:table-cell table:style-name="ce110" office:value-type="float" office:value="240" calcext:value-type="float">
            <text:p><text:s text:c="3"/>240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36" calcext:value-type="float">
            <text:p><text:s text:c="3"/>236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17" office:value-type="float" office:value="257" calcext:value-type="float">
            <text:p><text:s text:c="3"/>25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8" calcext:value-type="float">
            <text:p><text:s text:c="3"/>138</text:p>
          </table:table-cell>
          <table:table-cell table:style-name="ce111" office:value-type="float" office:value="130" calcext:value-type="float">
            <text:p><text:s text:c="3"/>130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1" calcext:value-type="float">
            <text:p><text:s text:c="3"/>12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style-name="ce118" office:value-type="float" office:value="137" calcext:value-type="float">
            <text:p><text:s text:c="3"/>13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1" calcext:value-type="float">
            <text:p><text:s text:c="3"/>121</text:p>
          </table:table-cell>
          <table:table-cell table:style-name="ce111" office:value-type="float" office:value="110" calcext:value-type="float">
            <text:p><text:s text:c="3"/>110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5" calcext:value-type="float">
            <text:p><text:s text:c="3"/>115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20" calcext:value-type="float">
            <text:p><text:s text:c="3"/>12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60" calcext:value-type="float">
            <text:p><text:s text:c="3"/>360</text:p>
          </table:table-cell>
          <table:table-cell table:style-name="ce110" office:value-type="float" office:value="347" calcext:value-type="float">
            <text:p><text:s text:c="3"/>347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32" calcext:value-type="float">
            <text:p><text:s text:c="3"/>332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17" office:value-type="float" office:value="358" calcext:value-type="float">
            <text:p><text:s text:c="3"/>35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06" calcext:value-type="float">
            <text:p><text:s text:c="3"/>206</text:p>
          </table:table-cell>
          <table:table-cell table:style-name="ce111" office:value-type="float" office:value="198" calcext:value-type="float">
            <text:p><text:s text:c="3"/>198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8" calcext:value-type="float">
            <text:p><text:s text:c="3"/>188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204" calcext:value-type="float">
            <text:p><text:s text:c="3"/>20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4" calcext:value-type="float">
            <text:p><text:s text:c="3"/>154</text:p>
          </table:table-cell>
          <table:table-cell table:style-name="ce111" office:value-type="float" office:value="149" calcext:value-type="float">
            <text:p><text:s text:c="3"/>149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4" calcext:value-type="float">
            <text:p><text:s text:c="3"/>14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54" calcext:value-type="float">
            <text:p><text:s text:c="3"/>15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80" calcext:value-type="float">
            <text:p><text:s text:c="3"/>180</text:p>
          </table:table-cell>
          <table:table-cell table:style-name="ce110" office:value-type="float" office:value="169" calcext:value-type="float">
            <text:p><text:s text:c="3"/>169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61" calcext:value-type="float">
            <text:p><text:s text:c="3"/>16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17" office:value-type="float" office:value="178" calcext:value-type="float">
            <text:p><text:s text:c="3"/>17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1" calcext:value-type="float">
            <text:p><text:s text:c="3"/>101</text:p>
          </table:table-cell>
          <table:table-cell table:style-name="ce111" office:value-type="float" office:value="94" calcext:value-type="float">
            <text:p><text:s text:c="3"/>94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0" calcext:value-type="float">
            <text:p><text:s text:c="3"/>90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100" calcext:value-type="float">
            <text:p><text:s text:c="3"/>10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9" calcext:value-type="float">
            <text:p><text:s text:c="3"/>79</text:p>
          </table:table-cell>
          <table:table-cell table:style-name="ce111" office:value-type="float" office:value="75" calcext:value-type="float">
            <text:p><text:s text:c="3"/>75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1" calcext:value-type="float">
            <text:p><text:s text:c="3"/>7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78" calcext:value-type="float">
            <text:p><text:s text:c="3"/>7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02" calcext:value-type="float">
            <text:p><text:s text:c="3"/>402</text:p>
          </table:table-cell>
          <table:table-cell table:style-name="ce110" office:value-type="float" office:value="368" calcext:value-type="float">
            <text:p><text:s text:c="3"/>368</text:p>
          </table:table-cell>
          <table:table-cell table:style-name="ce110" office:value-type="float" office:value="34" calcext:value-type="float">
            <text:p><text:s text:c="3"/>3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77" calcext:value-type="float">
            <text:p><text:s text:c="3"/>377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17" office:value-type="float" office:value="390" calcext:value-type="float">
            <text:p><text:s text:c="3"/>390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00" calcext:value-type="float">
            <text:p><text:s text:c="3"/>200</text:p>
          </table:table-cell>
          <table:table-cell table:style-name="ce111" office:value-type="float" office:value="181" calcext:value-type="float">
            <text:p><text:s text:c="3"/>181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5" calcext:value-type="float">
            <text:p><text:s text:c="3"/>185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18" office:value-type="float" office:value="191" calcext:value-type="float">
            <text:p><text:s text:c="3"/>19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02" calcext:value-type="float">
            <text:p><text:s text:c="3"/>202</text:p>
          </table:table-cell>
          <table:table-cell table:style-name="ce111" office:value-type="float" office:value="187" calcext:value-type="float">
            <text:p><text:s text:c="3"/>187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92" calcext:value-type="float">
            <text:p><text:s text:c="3"/>19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99" calcext:value-type="float">
            <text:p><text:s text:c="3"/>19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26" calcext:value-type="float">
            <text:p><text:s text:c="3"/>126</text:p>
          </table:table-cell>
          <table:table-cell table:style-name="ce110" office:value-type="float" office:value="109" calcext:value-type="float">
            <text:p><text:s text:c="3"/>109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26" calcext:value-type="float">
            <text:p><text:s text:c="3"/>126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123" calcext:value-type="float">
            <text:p><text:s text:c="3"/>12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4" calcext:value-type="float">
            <text:p><text:s text:c="3"/>74</text:p>
          </table:table-cell>
          <table:table-cell table:style-name="ce111" office:value-type="float" office:value="62" calcext:value-type="float">
            <text:p><text:s text:c="3"/>62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4" calcext:value-type="float">
            <text:p><text:s text:c="3"/>7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72" calcext:value-type="float">
            <text:p><text:s text:c="3"/>7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2" calcext:value-type="float">
            <text:p><text:s text:c="3"/>52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2" calcext:value-type="float">
            <text:p><text:s text:c="3"/>5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51" calcext:value-type="float">
            <text:p><text:s text:c="3"/>5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04" calcext:value-type="float">
            <text:p><text:s text:c="3"/>204</text:p>
          </table:table-cell>
          <table:table-cell table:style-name="ce110" office:value-type="float" office:value="180" calcext:value-type="float">
            <text:p><text:s text:c="3"/>180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93" calcext:value-type="float">
            <text:p><text:s text:c="3"/>193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201" calcext:value-type="float">
            <text:p><text:s text:c="3"/>20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5" calcext:value-type="float">
            <text:p><text:s text:c="3"/>105</text:p>
          </table:table-cell>
          <table:table-cell table:style-name="ce111" office:value-type="float" office:value="96" calcext:value-type="float">
            <text:p><text:s text:c="3"/>96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0" calcext:value-type="float">
            <text:p><text:s text:c="3"/>100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103" calcext:value-type="float">
            <text:p><text:s text:c="3"/>10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9" calcext:value-type="float">
            <text:p><text:s text:c="3"/>99</text:p>
          </table:table-cell>
          <table:table-cell table:style-name="ce111" office:value-type="float" office:value="84" calcext:value-type="float">
            <text:p><text:s text:c="3"/>84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3" calcext:value-type="float">
            <text:p><text:s text:c="3"/>9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98" calcext:value-type="float">
            <text:p><text:s text:c="3"/>9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70" calcext:value-type="float">
            <text:p><text:s text:c="3"/>70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66" calcext:value-type="float">
            <text:p><text:s text:c="3"/>66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69" calcext:value-type="float">
            <text:p><text:s text:c="3"/>6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38" calcext:value-type="float">
            <text:p><text:s text:c="3"/>38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37" calcext:value-type="float">
            <text:p><text:s text:c="3"/>3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37" calcext:value-type="float">
            <text:p><text:s text:c="3"/>3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29" calcext:value-type="float">
            <text:p><text:s text:c="3"/>2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32" calcext:value-type="float">
            <text:p><text:s text:c="3"/>3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75" calcext:value-type="float">
            <text:p><text:s text:c="3"/>175</text:p>
          </table:table-cell>
          <table:table-cell table:style-name="ce110" office:value-type="float" office:value="158" calcext:value-type="float">
            <text:p><text:s text:c="3"/>158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61" calcext:value-type="float">
            <text:p><text:s text:c="3"/>161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173" calcext:value-type="float">
            <text:p><text:s text:c="3"/>17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88" calcext:value-type="float">
            <text:p><text:s text:c="3"/>88</text:p>
          </table:table-cell>
          <table:table-cell table:style-name="ce111" office:value-type="float" office:value="79" calcext:value-type="float">
            <text:p><text:s text:c="3"/>79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9" calcext:value-type="float">
            <text:p><text:s text:c="3"/>7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88" calcext:value-type="float">
            <text:p><text:s text:c="3"/>8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7" calcext:value-type="float">
            <text:p><text:s text:c="3"/>87</text:p>
          </table:table-cell>
          <table:table-cell table:style-name="ce111" office:value-type="float" office:value="79" calcext:value-type="float">
            <text:p><text:s text:c="3"/>79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2" calcext:value-type="float">
            <text:p><text:s text:c="3"/>8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85" calcext:value-type="float">
            <text:p><text:s text:c="3"/>8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18" calcext:value-type="float">
            <text:p><text:s text:c="3"/>318</text:p>
          </table:table-cell>
          <table:table-cell table:style-name="ce110" office:value-type="float" office:value="308" calcext:value-type="float">
            <text:p><text:s text:c="3"/>308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96" calcext:value-type="float">
            <text:p><text:s text:c="3"/>29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17" office:value-type="float" office:value="313" calcext:value-type="float">
            <text:p><text:s text:c="3"/>31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0" calcext:value-type="float">
            <text:p><text:s text:c="3"/>170</text:p>
          </table:table-cell>
          <table:table-cell table:style-name="ce111" office:value-type="float" office:value="165" calcext:value-type="float">
            <text:p><text:s text:c="3"/>165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54" calcext:value-type="float">
            <text:p><text:s text:c="3"/>154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18" office:value-type="float" office:value="168" calcext:value-type="float">
            <text:p><text:s text:c="3"/>16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48" calcext:value-type="float">
            <text:p><text:s text:c="3"/>148</text:p>
          </table:table-cell>
          <table:table-cell table:style-name="ce111" office:value-type="float" office:value="143" calcext:value-type="float">
            <text:p><text:s text:c="3"/>143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2" calcext:value-type="float">
            <text:p><text:s text:c="3"/>14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145" calcext:value-type="float">
            <text:p><text:s text:c="3"/>145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75" calcext:value-type="float">
            <text:p><text:s text:c="3"/>175</text:p>
          </table:table-cell>
          <table:table-cell table:style-name="ce110" office:value-type="float" office:value="173" calcext:value-type="float">
            <text:p><text:s text:c="3"/>17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70" calcext:value-type="float">
            <text:p><text:s text:c="3"/>17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17" office:value-type="float" office:value="171" calcext:value-type="float">
            <text:p><text:s text:c="3"/>17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9" calcext:value-type="float">
            <text:p><text:s text:c="3"/>99</text:p>
          </table:table-cell>
          <table:table-cell table:style-name="ce111" office:value-type="float" office:value="98" calcext:value-type="float">
            <text:p><text:s text:c="3"/>9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6" calcext:value-type="float">
            <text:p><text:s text:c="3"/>9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98" calcext:value-type="float">
            <text:p><text:s text:c="3"/>9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6" calcext:value-type="float">
            <text:p><text:s text:c="3"/>76</text:p>
          </table:table-cell>
          <table:table-cell table:style-name="ce111" office:value-type="float" office:value="75" calcext:value-type="float">
            <text:p><text:s text:c="3"/>75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4" calcext:value-type="float">
            <text:p><text:s text:c="3"/>7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73" calcext:value-type="float">
            <text:p><text:s text:c="3"/>7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22" calcext:value-type="float">
            <text:p><text:s text:c="3"/>122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14" calcext:value-type="float">
            <text:p><text:s text:c="3"/>114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13" office:value-type="float" office:value="122" calcext:value-type="float">
            <text:p><text:s text:c="3"/>122</text:p>
          </table:table-cell>
          <table:table-cell table:style-name="ce106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style-name="ce107" office:value-type="float" office:value="69" calcext:value-type="float">
            <text:p><text:s text:c="3"/>6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64" calcext:value-type="float">
            <text:p><text:s text:c="3"/>6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14" office:value-type="float" office:value="71" calcext:value-type="float">
            <text:p><text:s text:c="3"/>71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51" calcext:value-type="float">
            <text:p><text:s text:c="3"/>51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50" calcext:value-type="float">
            <text:p><text:s text:c="3"/>5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0" calcext:value-type="float">
            <text:p>—</text:p>
          </table:table-cell>
          <table:table-cell table:style-name="ce116" office:value-type="float" office:value="51" calcext:value-type="float">
            <text:p><text:s text:c="3"/>51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4" calcext:value-type="float">
            <text:p><text:s text:c="3"/>114</text:p>
          </table:table-cell>
          <table:table-cell table:style-name="ce110" office:value-type="float" office:value="110" calcext:value-type="float">
            <text:p><text:s text:c="3"/>110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6" calcext:value-type="float">
            <text:p><text:s text:c="3"/>106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114" calcext:value-type="float">
            <text:p><text:s text:c="3"/>11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9" calcext:value-type="float">
            <text:p><text:s text:c="3"/>69</text:p>
          </table:table-cell>
          <table:table-cell table:style-name="ce111" office:value-type="float" office:value="67" calcext:value-type="float">
            <text:p><text:s text:c="3"/>6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62" calcext:value-type="float">
            <text:p><text:s text:c="3"/>6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69" calcext:value-type="float">
            <text:p><text:s text:c="3"/>6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5" calcext:value-type="float">
            <text:p><text:s text:c="3"/>45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4" calcext:value-type="float">
            <text:p><text:s text:c="3"/>4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45" calcext:value-type="float">
            <text:p><text:s text:c="3"/>4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8" calcext:value-type="float">
            <text:p><text:s text:c="3"/>8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6" calcext:value-type="float">
            <text:p><text:s text:c="3"/>6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7年8月3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76" meta:object-count="0"/>
    <meta:generator>LibreOffice/5.0.6.2$Linux_X86_64 LibreOffice_project/00$Build-2</meta:generator>
  </office:meta>
</office:document-meta>
</file>